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5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50699" calcext:value-type="float">
            <text:p>32506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24759734" calcext:value-type="float">
            <text:p>13247597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98077" calcext:value-type="float">
            <text:p>33980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6]/[.B15])*100" office:value-type="float" office:value="57.1196885768039" calcext:value-type="float">
            <text:p>57.11968857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7]/[.B15])*100" office:value-type="float" office:value="61.1591497190911" calcext:value-type="float">
            <text:p>61.15914971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39916960" calcext:value-type="float">
            <text:p>14399169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9]/[.B18])*100" office:value-type="float" office:value="14.3912153795313" calcext:value-type="float">
            <text:p>14.39121537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20]/[.B18])*100" office:value-type="float" office:value="18.4810470598249" calcext:value-type="float">
            <text:p>18.48104705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5970" calcext:value-type="float">
            <text:p>33159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3]/[.B22])*100" office:value-type="float" office:value="60.9754310201841" calcext:value-type="float">
            <text:p>60.97543102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4]/[.B22])*100" office:value-type="float" office:value="65.399717126512" calcext:value-type="float">
            <text:p>65.3997171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99217853" calcext:value-type="float">
            <text:p>10992178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6]/[.B25])*100" office:value-type="float" office:value="20.8897254873825" calcext:value-type="float">
            <text:p>20.88972548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7]/[.B25])*100" office:value-type="float" office:value="26.5051723100061" calcext:value-type="float">
            <text:p>26.505172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992353" calcext:value-type="float">
            <text:p>39923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30]/[.B29])*100" office:value-type="float" office:value="56.3646300815584" calcext:value-type="float">
            <text:p>56.36463008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1]/[.B29])*100" office:value-type="float" office:value="59.3371377731378" calcext:value-type="float">
            <text:p>59.33713777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30547707" calcext:value-type="float">
            <text:p>16305477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3]/[.B32])*100" office:value-type="float" office:value="12.0513255856549" calcext:value-type="float">
            <text:p>12.0513255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4]/[.B32])*100" office:value-type="float" office:value="14.7540696274764" calcext:value-type="float">
            <text:p>14.75406962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7]/[.B36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8]/[.B36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40]/[.B39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1]/[.B39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5];[.B22];[.B29];[.B36])" office:value-type="float" office:value="13957099" calcext:value-type="float">
            <text:p>139570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6];[.B23];[.B30];[.B37])" office:value-type="float" office:value="8116624" calcext:value-type="float">
            <text:p>8116624</text:p>
          </table:table-cell>
          <table:table-cell table:formula="of:=([.B44]/[.B43])*100" office:value-type="float" office:value="58.1540906172551" calcext:value-type="float">
            <text:p>58.15409061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7];[.B24];[.B31];[.B38])" office:value-type="float" office:value="8643646" calcext:value-type="float">
            <text:p>8643646</text:p>
          </table:table-cell>
          <table:table-cell table:formula="of:=([.B45]/[.B43])*100" office:value-type="float" office:value="61.9301045296018" calcext:value-type="float">
            <text:p>61.93010452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8];[.B25];[.B32];[.B39])" office:value-type="float" office:value="5494442254" calcext:value-type="float">
            <text:p>54944422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9];[.B26];[.B33];[.B40])" office:value-type="float" office:value="839910686" calcext:value-type="float">
            <text:p>839910686</text:p>
          </table:table-cell>
          <table:table-cell table:formula="of:=([.B47]/[.B46])*100" office:value-type="float" office:value="15.2865504299101" calcext:value-type="float">
            <text:p>15.28655042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20];[.B27];[.B34];[.B41])" office:value-type="float" office:value="1063602563" calcext:value-type="float">
            <text:p>1063602563</text:p>
          </table:table-cell>
          <table:table-cell table:formula="of:=([.B48]/[.B46])*100" office:value-type="float" office:value="19.357789450343" calcext:value-type="float">
            <text:p>19.3577894503</text:p>
          </table:table-cell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587776" calcext:value-type="float">
            <text:p>25877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5])*100" office:value-type="float" office:value="58.0528994781619" calcext:value-type="float">
            <text:p>58.0528994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7]/[.B55])*100" office:value-type="float" office:value="58.0528994781619" calcext:value-type="float">
            <text:p>58.0528994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565409627" calcext:value-type="float">
            <text:p>5654096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8])*100" office:value-type="float" office:value="5.17265688509403" calcext:value-type="float">
            <text:p>5.17265688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60]/[.B58])*100" office:value-type="float" office:value="5.17265688509403" calcext:value-type="float">
            <text:p>5.17265688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42016" calcext:value-type="float">
            <text:p>31420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2])*100" office:value-type="float" office:value="55.1938946205239" calcext:value-type="float">
            <text:p>55.1938946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4]/[.B62])*100" office:value-type="float" office:value="55.1938946205239" calcext:value-type="float">
            <text:p>55.1938946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09848125" calcext:value-type="float">
            <text:p>100984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6]/[.B65])*100" office:value-type="float" office:value="3.24713916758522" calcext:value-type="float">
            <text:p>3.2471391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7]/[.B65])*100" office:value-type="float" office:value="3.24713916758522" calcext:value-type="float">
            <text:p>3.2471391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37114" calcext:value-type="float">
            <text:p>32371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9])*100" office:value-type="float" office:value="56.8024172148401" calcext:value-type="float">
            <text:p>56.8024172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1]/[.B69])*100" office:value-type="float" office:value="56.8024172148401" calcext:value-type="float">
            <text:p>56.8024172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43211284" calcext:value-type="float">
            <text:p>8432112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2])*100" office:value-type="float" office:value="3.78116607367413" calcext:value-type="float">
            <text:p>3.7811660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4]/[.B72])*100" office:value-type="float" office:value="3.78116607367413" calcext:value-type="float">
            <text:p>3.7811660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025755" calcext:value-type="float">
            <text:p>20257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7]/[.B76])*100" office:value-type="float" office:value="64.6813657130304" calcext:value-type="float">
            <text:p>64.6813657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8]/[.B76])*100" office:value-type="float" office:value="64.6814150773415" calcext:value-type="float">
            <text:p>64.68141507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350784356" calcext:value-type="float">
            <text:p>3507843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80]/[.B79])*100" office:value-type="float" office:value="7.36722934132217" calcext:value-type="float">
            <text:p>7.36722934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1]/[.B79])*100" office:value-type="float" office:value="7.36729718927374" calcext:value-type="float">
            <text:p>7.36729718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542903" calcext:value-type="float">
            <text:p>5429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3])*100" office:value-type="float" office:value="57.3592336015826" calcext:value-type="float">
            <text:p>57.3592336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5]/[.B83])*100" office:value-type="float" office:value="57.3592336015826" calcext:value-type="float">
            <text:p>57.3592336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12413938" calcext:value-type="float">
            <text:p>1124139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6])*100" office:value-type="float" office:value="4.89356666786284" calcext:value-type="float">
            <text:p>4.8935666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8]/[.B86])*100" office:value-type="float" office:value="4.89356666786284" calcext:value-type="float">
            <text:p>4.893566667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5];[.B62];[.B69];[.B76];[.B83])" office:value-type="float" office:value="11535564" calcext:value-type="float">
            <text:p>115355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6];[.B63];[.B70];[.B77];[.B84])" office:value-type="float" office:value="6696930" calcext:value-type="float">
            <text:p>6696930</text:p>
          </table:table-cell>
          <table:table-cell table:formula="of:=([.B91]/[.B90])*100" office:value-type="float" office:value="58.0546386808655" calcext:value-type="float">
            <text:p>58.05463868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7];[.B64];[.B71];[.B78];[.B85])" office:value-type="float" office:value="6696931" calcext:value-type="float">
            <text:p>6696931</text:p>
          </table:table-cell>
          <table:table-cell table:formula="of:=([.B92]/[.B90])*100" office:value-type="float" office:value="58.0546473497091" calcext:value-type="float">
            <text:p>58.05464734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8];[.B65];[.B72];[.B79];[.B86])" office:value-type="float" office:value="2881667330" calcext:value-type="float">
            <text:p>28816673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9];[.B66];[.B73];[.B81];[.B87])" office:value-type="float" office:value="125265470" calcext:value-type="float">
            <text:p>125265470</text:p>
          </table:table-cell>
          <table:table-cell table:formula="of:=([.B94]/[.B93])*100" office:value-type="float" office:value="4.34697887212401" calcext:value-type="float">
            <text:p>4.34697887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60];[.B67];[.B74];[.B81];[.B88])" office:value-type="float" office:value="125265470" calcext:value-type="float">
            <text:p>125265470</text:p>
          </table:table-cell>
          <table:table-cell table:formula="of:=([.B95]/[.B93])*100" office:value-type="float" office:value="4.34697887212401" calcext:value-type="float">
            <text:p>4.3469788721</text:p>
          </table:table-cell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721221" calcext:value-type="float">
            <text:p>37212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4]/[.B103])*100" office:value-type="float" office:value="53.7473587298363" calcext:value-type="float">
            <text:p>53.74735872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5]/[.B103])*100" office:value-type="float" office:value="55.4296022730174" calcext:value-type="float">
            <text:p>55.429602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09201968" calcext:value-type="float">
            <text:p>14092019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7]/[.B106])*100" office:value-type="float" office:value="11.3785531556964" calcext:value-type="float">
            <text:p>11.37855315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8]/[.B106])*100" office:value-type="float" office:value="13.3628587155081" calcext:value-type="float">
            <text:p>13.36285871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626136" calcext:value-type="float">
            <text:p>26261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1]/[.B110])*100" office:value-type="float" office:value="56.1933197671408" calcext:value-type="float">
            <text:p>56.19331976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2]/[.B110])*100" office:value-type="float" office:value="59.6494621756071" calcext:value-type="float">
            <text:p>59.64946217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57964596" calcext:value-type="float">
            <text:p>10579645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4]/[.B113])*100" office:value-type="float" office:value="12.1799812098816" calcext:value-type="float">
            <text:p>12.17998120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5]/[.B113])*100" office:value-type="float" office:value="15.3915381115457" calcext:value-type="float">
            <text:p>15.39153811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483539" calcext:value-type="float">
            <text:p>34835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8]/[.B117])*100" office:value-type="float" office:value="54.6859099323992" calcext:value-type="float">
            <text:p>54.68590993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9]/[.B117])*100" office:value-type="float" office:value="57.704334586178" calcext:value-type="float">
            <text:p>57.70433458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45900676" calcext:value-type="float">
            <text:p>16459006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1]/[.B120])*100" office:value-type="float" office:value="8.67585213872286" calcext:value-type="float">
            <text:p>8.67585213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2]/[.B120])*100" office:value-type="float" office:value="10.7379258406721" calcext:value-type="float">
            <text:p>10.7379258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30859" calcext:value-type="float">
            <text:p>31308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5]/[.B124])*100" office:value-type="float" office:value="55.5648146403271" calcext:value-type="float">
            <text:p>55.5648146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6]/[.B124])*100" office:value-type="float" office:value="58.7344878833573" calcext:value-type="float">
            <text:p>58.73448788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52524325" calcext:value-type="float">
            <text:p>1352524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8]/[.B127])*100" office:value-type="float" office:value="9.53006172365883" calcext:value-type="float">
            <text:p>9.5300617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9]/[.B127])*100" office:value-type="float" office:value="11.5174724121875" calcext:value-type="float">
            <text:p>11.51747241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45325" calcext:value-type="float">
            <text:p>45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2]/[.B131])*100" office:value-type="float" office:value="58.0011031439603" calcext:value-type="float">
            <text:p>58.0011031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3]/[.B131])*100" office:value-type="float" office:value="62.1003861003861" calcext:value-type="float">
            <text:p>62.10038610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7235364" calcext:value-type="float">
            <text:p>172353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5]/[.B134])*100" office:value-type="float" office:value="11.6366558896" calcext:value-type="float">
            <text:p>11.63665588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6]/[.B134])*100" office:value-type="float" office:value="14.3778280516733" calcext:value-type="float">
            <text:p>14.377828051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3];[.B110];[.B117];[.B124];[.B131])" office:value-type="float" office:value="13007080" calcext:value-type="float">
            <text:p>130070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4];[.B111];[.B118];[.B125];[.B132])" office:value-type="float" office:value="7146721" calcext:value-type="float">
            <text:p>7146721</text:p>
          </table:table-cell>
          <table:table-cell table:formula="of:=([.B139]/[.B138])*100" office:value-type="float" office:value="54.9448531107674" calcext:value-type="float">
            <text:p>54.94485311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5];[.B112];[.B119];[.B126];[.B133])" office:value-type="float" office:value="7506328" calcext:value-type="float">
            <text:p>7506328</text:p>
          </table:table-cell>
          <table:table-cell table:formula="of:=([.B140]/[.B138])*100" office:value-type="float" office:value="57.7095551038358" calcext:value-type="float">
            <text:p>57.70955510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6];[.B113];[.B120];[.B127];[.B134])" office:value-type="float" office:value="5482826929" calcext:value-type="float">
            <text:p>54828269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7];[.B114];[.B121];[.B129];[.B135])" office:value-type="float" office:value="589784829" calcext:value-type="float">
            <text:p>589784829</text:p>
          </table:table-cell>
          <table:table-cell table:formula="of:=([.B142]/[.B141])*100" office:value-type="float" office:value="10.7569477686864" calcext:value-type="float">
            <text:p>10.75694776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8];[.B115];[.B122];[.B129];[.B136])" office:value-type="float" office:value="686136973" calcext:value-type="float">
            <text:p>686136973</text:p>
          </table:table-cell>
          <table:table-cell table:formula="of:=([.B143]/[.B141])*100" office:value-type="float" office:value="12.5142920228041" calcext:value-type="float">
            <text:p>12.5142920228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905149" calcext:value-type="float">
            <text:p>29051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3]/[.B152])*100" office:value-type="float" office:value="56.0122733808146" calcext:value-type="float">
            <text:p>56.01227338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4]/[.B152])*100" office:value-type="float" office:value="56.012307802457" calcext:value-type="float">
            <text:p>56.01230780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00103269" calcext:value-type="float">
            <text:p>8001032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6]/[.B155])*100" office:value-type="float" office:value="3.69957043632576" calcext:value-type="float">
            <text:p>3.69957043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7]/[.B155])*100" office:value-type="float" office:value="3.69958056001893" calcext:value-type="float">
            <text:p>3.699580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10312" calcext:value-type="float">
            <text:p>31103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9])*100" office:value-type="float" office:value="55.2022433762272" calcext:value-type="float">
            <text:p>55.20224337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1]/[.B159])*100" office:value-type="float" office:value="55.2022433762272" calcext:value-type="float">
            <text:p>55.20224337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977921406" calcext:value-type="float">
            <text:p>9779214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2])*100" office:value-type="float" office:value="3.54102556581116" calcext:value-type="float">
            <text:p>3.5410255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4]/[.B162])*100" office:value-type="float" office:value="3.54102556581116" calcext:value-type="float">
            <text:p>3.5410255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545498" calcext:value-type="float">
            <text:p>35454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6])*100" office:value-type="float" office:value="55.1770160355471" calcext:value-type="float">
            <text:p>55.1770160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8]/[.B166])*100" office:value-type="float" office:value="55.1770160355471" calcext:value-type="float">
            <text:p>55.1770160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972160420" calcext:value-type="float">
            <text:p>9721604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9])*100" office:value-type="float" office:value="3.63222954499629" calcext:value-type="float">
            <text:p>3.632229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1]/[.B169])*100" office:value-type="float" office:value="3.63222954499629" calcext:value-type="float">
            <text:p>3.632229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456251" calcext:value-type="float">
            <text:p>24562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3])*100" office:value-type="float" office:value="59.2551412701715" calcext:value-type="float">
            <text:p>59.2551412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5]/[.B173])*100" office:value-type="float" office:value="59.2551412701715" calcext:value-type="float">
            <text:p>59.2551412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656002602" calcext:value-type="float">
            <text:p>65600260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6])*100" office:value-type="float" office:value="4.45995868168828" calcext:value-type="float">
            <text:p>4.45995868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8]/[.B176])*100" office:value-type="float" office:value="4.45995868168828" calcext:value-type="float">
            <text:p>4.45995868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90355" calcext:value-type="float">
            <text:p>2903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80])*100" office:value-type="float" office:value="55.7138675070173" calcext:value-type="float">
            <text:p>55.713867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2]/[.B180])*100" office:value-type="float" office:value="55.7138675070173" calcext:value-type="float">
            <text:p>55.713867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8616033" calcext:value-type="float">
            <text:p>886160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3])*100" office:value-type="float" office:value="3.55624585451709" calcext:value-type="float">
            <text:p>3.5562458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5]/[.B183])*100" office:value-type="float" office:value="3.55624585451709" calcext:value-type="float">
            <text:p>3.556245854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2];[.B159];[.B166];[.B173];[.B180])" office:value-type="float" office:value="12307565" calcext:value-type="float">
            <text:p>123075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3];[.B160];[.B167];[.B174];[.B181])" office:value-type="float" office:value="6917725" calcext:value-type="float">
            <text:p>6917725</text:p>
          </table:table-cell>
          <table:table-cell table:formula="of:=([.B188]/[.B187])*100" office:value-type="float" office:value="56.2070970171598" calcext:value-type="float">
            <text:p>56.20709701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4];[.B161];[.B168];[.B175];[.B182])" office:value-type="float" office:value="6917726" calcext:value-type="float">
            <text:p>6917726</text:p>
          </table:table-cell>
          <table:table-cell table:formula="of:=([.B189]/[.B187])*100" office:value-type="float" office:value="56.2071051422438" calcext:value-type="float">
            <text:p>56.20710514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5];[.B162];[.B169];[.B176];[.B183])" office:value-type="float" office:value="3494803730" calcext:value-type="float">
            <text:p>34948037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6];[.B163];[.B170];[.B178];[.B184])" office:value-type="float" office:value="131948778" calcext:value-type="float">
            <text:p>131948778</text:p>
          </table:table-cell>
          <table:table-cell table:formula="of:=([.B191]/[.B190])*100" office:value-type="float" office:value="3.77557048103528" calcext:value-type="float">
            <text:p>3.7755704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7];[.B164];[.B171];[.B178];[.B185])" office:value-type="float" office:value="131948859" calcext:value-type="float">
            <text:p>131948859</text:p>
          </table:table-cell>
          <table:table-cell table:formula="of:=([.B192]/[.B190])*100" office:value-type="float" office:value="3.77557279876201" calcext:value-type="float">
            <text:p>3.7755727988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893012" calcext:value-type="float">
            <text:p>38930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1]/[.B200])*100" office:value-type="float" office:value="53.534641044004" calcext:value-type="float">
            <text:p>53.5346410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2]/[.B200])*100" office:value-type="float" office:value="56.4183465142157" calcext:value-type="float">
            <text:p>56.41834651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569818262" calcext:value-type="float">
            <text:p>15698182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4]/[.B203])*100" office:value-type="float" office:value="8.05201850811441" calcext:value-type="float">
            <text:p>8.05201850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5]/[.B203])*100" office:value-type="float" office:value="9.40823218681603" calcext:value-type="float">
            <text:p>9.40823218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3820" calcext:value-type="float">
            <text:p>33138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8]/[.B207])*100" office:value-type="float" office:value="54.6449716641218" calcext:value-type="float">
            <text:p>54.6449716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9]/[.B207])*100" office:value-type="float" office:value="57.5402707449409" calcext:value-type="float">
            <text:p>57.54027074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66972982" calcext:value-type="float">
            <text:p>14669729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1]/[.B210])*100" office:value-type="float" office:value="8.32917984852157" calcext:value-type="float">
            <text:p>8.32917984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2]/[.B210])*100" office:value-type="float" office:value="9.84534396830493" calcext:value-type="float">
            <text:p>9.84534396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482452" calcext:value-type="float">
            <text:p>24824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5]/[.B214])*100" office:value-type="float" office:value="54.1993158377282" calcext:value-type="float">
            <text:p>54.19931583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6]/[.B214])*100" office:value-type="float" office:value="56.552755098588" calcext:value-type="float">
            <text:p>56.552755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229169541" calcext:value-type="float">
            <text:p>12291695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8]/[.B217])*100" office:value-type="float" office:value="8.04434219217282" calcext:value-type="float">
            <text:p>8.04434219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9]/[.B217])*100" office:value-type="float" office:value="9.48302346519015" calcext:value-type="float">
            <text:p>9.48302346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4125326" calcext:value-type="float">
            <text:p>41253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2]/[.B221])*100" office:value-type="float" office:value="45.3674691406206" calcext:value-type="float">
            <text:p>45.36746914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3]/[.B221])*100" office:value-type="float" office:value="48.981947123694" calcext:value-type="float">
            <text:p>48.9819471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2705629232" calcext:value-type="float">
            <text:p>27056292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5]/[.B224])*100" office:value-type="float" office:value="5.77450572872876" calcext:value-type="float">
            <text:p>5.77450572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6]/[.B224])*100" office:value-type="float" office:value="7.11075097520975" calcext:value-type="float">
            <text:p>7.1107509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937" calcext:value-type="float">
            <text:p>319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9]/[.B228])*100" office:value-type="float" office:value="57.7136236966528" calcext:value-type="float">
            <text:p>57.71362369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30]/[.B228])*100" office:value-type="float" office:value="58.5214641325109" calcext:value-type="float">
            <text:p>58.52146413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2858769" calcext:value-type="float">
            <text:p>128587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2]/[.B231])*100" office:value-type="float" office:value="12.3001509709055" calcext:value-type="float">
            <text:p>12.30015097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3]/[.B231])*100" office:value-type="float" office:value="13.314034959334" calcext:value-type="float">
            <text:p>13.3140349593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200];[.B207];[.B214];[.B221];[.B228])" office:value-type="float" office:value="13846547" calcext:value-type="float">
            <text:p>138465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1];[.B208];[.B215];[.B222];[.B229])" office:value-type="float" office:value="7130406" calcext:value-type="float">
            <text:p>7130406</text:p>
          </table:table-cell>
          <table:table-cell table:formula="of:=([.B236]/[.B235])*100" office:value-type="float" office:value="51.4959144687842" calcext:value-type="float">
            <text:p>51.49591446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2];[.B209];[.B216];[.B223];[.B230])" office:value-type="float" office:value="7546404" calcext:value-type="float">
            <text:p>7546404</text:p>
          </table:table-cell>
          <table:table-cell table:formula="of:=([.B237]/[.B235])*100" office:value-type="float" office:value="54.5002591620857" calcext:value-type="float">
            <text:p>54.50025916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3];[.B210];[.B217];[.B224];[.B231])" office:value-type="float" office:value="6984448786" calcext:value-type="float">
            <text:p>69844487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4];[.B211];[.B218];[.B226];[.B232])" office:value-type="float" office:value="541439684" calcext:value-type="float">
            <text:p>541439684</text:p>
          </table:table-cell>
          <table:table-cell table:formula="of:=([.B239]/[.B238])*100" office:value-type="float" office:value="7.75207465312496" calcext:value-type="float">
            <text:p>7.75207465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5];[.B212];[.B219];[.B226];[.B233])" office:value-type="float" office:value="602785697" calcext:value-type="float">
            <text:p>602785697</text:p>
          </table:table-cell>
          <table:table-cell table:formula="of:=([.B240]/[.B238])*100" office:value-type="float" office:value="8.63039755131795" calcext:value-type="float">
            <text:p>8.6303975513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3];[.B90];[.B138];[.B187];[.B235])" office:value-type="float" office:value="64653855" calcext:value-type="float">
            <text:p>6465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number of packets after filter 1:</text:p>
          </table:table-cell>
          <table:table-cell table:formula="of:=SUM([.B44];[.B91];[.B139];[.B188];[.B236])" office:value-type="float" office:value="36008406" calcext:value-type="float">
            <text:p>36008406</text:p>
          </table:table-cell>
          <table:table-cell table:formula="of:=([.B248]/[.B247])*100" office:value-type="float" office:value="55.6941361037172" calcext:value-type="float">
            <text:p>55.694136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number of packets after filter 2:</text:p>
          </table:table-cell>
          <table:table-cell table:formula="of:=SUM([.B45];[.B92];[.B140];[.B189];[.B237])" office:value-type="float" office:value="37311035" calcext:value-type="float">
            <text:p>37311035</text:p>
          </table:table-cell>
          <table:table-cell table:formula="of:=([.B249]/[.B247])*100" office:value-type="float" office:value="57.7089100100837" calcext:value-type="float">
            <text:p>57.70891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6];[.B93];[.B141];[.B190];[.B238])" office:value-type="float" office:value="24338189029" calcext:value-type="float">
            <text:p>24338189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number of bytes after filter 1:</text:p>
          </table:table-cell>
          <table:table-cell table:formula="of:=SUM([.B47];[.B94];[.B142];[.B191];[.B239])" office:value-type="float" office:value="2228349447" calcext:value-type="float">
            <text:p>2228349447</text:p>
          </table:table-cell>
          <table:table-cell table:formula="of:=([.B251]/[.B250])*100" office:value-type="float" office:value="9.15577344043481" calcext:value-type="float">
            <text:p>9.155773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number of bytes after filter 2:</text:p>
          </table:table-cell>
          <table:table-cell table:formula="of:=SUM([.B48];[.B95];[.B143];[.B192];[.B240])" office:value-type="float" office:value="2609739562" calcext:value-type="float">
            <text:p>2609739562</text:p>
          </table:table-cell>
          <table:table-cell table:formula="of:=([.B252]/[.B250])*100" office:value-type="float" office:value="10.7228173751563" calcext:value-type="float">
            <text:p>10.7228173752</text:p>
          </table:table-cell>
          <table:table-cell table:number-columns-repeated="3"/>
        </table:table-row>
        <table:table-row table:style-name="ro1" table:number-rows-repeated="10483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0:00:02.703383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1-16T16:28:39.897112917</dc:date>
    <dc:creator>chucky </dc:creator>
    <meta:editing-duration>PT3H52M55S</meta:editing-duration>
    <meta:editing-cycles>13</meta:editing-cycles>
    <meta:generator>LibreOffice/4.1.2.3$Linux_X86_64 LibreOffice_project/410m0$Build-3</meta:generator>
    <meta:document-statistic meta:table-count="1" meta:cell-count="643" meta:object-count="0"/>
  </office:meta>
</office:document-meta>
</file>